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bottom="0.2277in" fo:line-height="104%" fo:margin-left="0.018in" fo:margin-right="0.3187in" fo:text-indent="-0.0069in">
        <style:tab-stops/>
      </style:paragraph-properties>
    </style:style>
    <style:style style:name="T12" style:parent-style-name="Domyślnaczcionkaakapitu" style:family="text">
      <style:text-properties fo:font-weight="bold" style:font-weight-asian="bold" fo:font-size="24pt" style:font-size-asian="24pt"/>
    </style:style>
    <style:style style:name="T13" style:parent-style-name="Domyślnaczcionkaakapitu" style:family="text">
      <style:text-properties style:text-position="sub 64.8%" fo:font-size="18.5pt" style:font-size-asian="18.5pt"/>
    </style:style>
    <style:style style:name="P14" style:parent-style-name="Normalny" style:family="paragraph">
      <style:paragraph-properties fo:text-align="center" fo:line-height="104%" fo:margin-left="0.018in" fo:text-indent="-0.0069in">
        <style:tab-stops/>
      </style:paragraph-properties>
    </style:style>
    <style:style style:name="T15" style:parent-style-name="Domyślnaczcionkaakapitu" style:family="text">
      <style:text-properties fo:font-weight="bold" style:font-weight-asian="bold" fo:font-size="24pt" style:font-size-asian="24pt"/>
    </style:style>
    <style:style style:name="T16" style:parent-style-name="Domyślnaczcionkaakapitu" style:family="text">
      <style:text-properties style:text-position="sub 64.8%" fo:font-size="18.5pt" style:font-size-asian="18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5.1083in" style:use-optimal-column-width="false"/>
    </style:style>
    <style:style style:name="Table17" style:family="table">
      <style:table-properties style:width="6.6833in" fo:margin-left="0.0284in" table:align="left"/>
    </style:style>
    <style:style style:name="TableRow20" style:family="table-row">
      <style:table-row-properties style:min-row-height="0.5256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Normalny" style:family="paragraph">
      <style:paragraph-properties fo:line-height="104%"/>
    </style:style>
    <style:style style:name="T23" style:parent-style-name="Domyślnaczcionkaakapitu" style:family="text">
      <style:text-properties fo:font-weight="bold" style:font-weight-asian="bold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Normalny" style:family="paragraph">
      <style:paragraph-properties fo:margin-bottom="0.0409in" fo:line-height="104%"/>
    </style:style>
    <style:style style:name="P26" style:parent-style-name="Normalny" style:family="paragraph">
      <style:paragraph-properties fo:line-height="104%"/>
    </style:style>
    <style:style style:name="TableRow27" style:family="table-row">
      <style:table-row-properties style:min-row-height="0.3833in" style:use-optimal-row-height="false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" style:parent-style-name="Normalny" style:family="paragraph">
      <style:paragraph-properties fo:line-height="104%"/>
    </style:style>
    <style:style style:name="T30" style:parent-style-name="Domyślnaczcionkaakapitu" style:family="text">
      <style:text-properties fo:font-weight="bold" style:font-weight-asian="bold"/>
    </style:style>
    <style:style style:name="TableCell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" style:parent-style-name="Normalny" style:family="paragraph">
      <style:paragraph-properties fo:line-height="104%"/>
    </style:style>
    <style:style style:name="TableRow33" style:family="table-row">
      <style:table-row-properties style:min-row-height="0.3819in" style:use-optimal-row-height="false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Normalny" style:family="paragraph">
      <style:paragraph-properties fo:line-height="104%"/>
    </style:style>
    <style:style style:name="T36" style:parent-style-name="Domyślnaczcionkaakapitu" style:family="text">
      <style:text-properties fo:font-weight="bold" style:font-weight-asian="bold"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Normalny" style:family="paragraph">
      <style:paragraph-properties fo:line-height="104%"/>
    </style:style>
    <style:style style:name="TableRow39" style:family="table-row">
      <style:table-row-properties style:min-row-height="0.2645in" style:use-optimal-row-height="false"/>
    </style:style>
    <style:style style:name="TableCell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" style:parent-style-name="Normalny" style:family="paragraph">
      <style:paragraph-properties fo:line-height="104%"/>
    </style:style>
    <style:style style:name="T42" style:parent-style-name="Domyślnaczcionkaakapitu" style:family="text">
      <style:text-properties fo:font-weight="bold" style:font-weight-asian="bold"/>
    </style:style>
    <style:style style:name="TableCell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" style:parent-style-name="Normalny" style:family="paragraph">
      <style:paragraph-properties fo:line-height="104%"/>
    </style:style>
    <style:style style:name="P45" style:parent-style-name="Normalny" style:family="paragraph">
      <style:paragraph-properties fo:margin-bottom="0.0694in" fo:line-height="150%" fo:margin-left="0.027in" fo:text-indent="-0.0076in">
        <style:tab-stops/>
      </style:paragraph-properties>
    </style:style>
    <style:style style:name="T46" style:parent-style-name="Domyślnaczcionkaakapitu" style:family="text">
      <style:text-properties fo:font-weight="bold" style:font-weight-asian="bold" fo:font-size="18pt" style:font-size-asian="18pt"/>
    </style:style>
    <style:style style:name="T47" style:parent-style-name="Domyślnaczcionkaakapitu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48" style:parent-style-name="Normalny" style:family="paragraph">
      <style:paragraph-properties fo:margin-bottom="0.084in" fo:margin-left="0.0097in" fo:text-indent="0.0097in">
        <style:tab-stops/>
      </style:paragraph-properties>
    </style:style>
    <style:style style:name="T49" style:parent-style-name="Domyślnaczcionkaakapitu" style:family="text">
      <style:text-properties fo:font-weight="bold" style:font-weight-asian="bold" fo:font-size="18pt" style:font-size-asian="18pt"/>
    </style:style>
    <style:style style:name="P50" style:parent-style-name="Normalny" style:family="paragraph">
      <style:paragraph-properties fo:margin-bottom="0.1479in" fo:line-height="104%" fo:margin-left="0.0097in">
        <style:tab-stops/>
      </style:paragraph-properties>
    </style:style>
    <style:style style:name="P51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2" style:parent-style-name="Nagłówek1" style:family="paragraph">
      <style:paragraph-properties fo:margin-bottom="0in" fo:margin-left="0.0201in" fo:margin-right="0in">
        <style:tab-stops/>
      </style:paragraph-properties>
    </style:style>
    <style:style style:name="P53" style:parent-style-name="Nagłówek1" style:family="paragraph">
      <style:paragraph-properties fo:break-before="page" fo:margin-bottom="0in" fo:margin-left="0.0201in" fo:margin-right="0in">
        <style:tab-stops/>
      </style:paragraph-properties>
    </style:style>
    <style:style style:name="P54" style:parent-style-name="Normalny" style:family="paragraph">
      <style:paragraph-properties fo:margin-bottom="0.177in" fo:line-height="104%" fo:margin-left="-0.0034in" fo:text-indent="-0.0069in">
        <style:tab-stops/>
      </style:paragraph-properties>
    </style:style>
    <style:style style:name="T55" style:parent-style-name="Domyślnaczcionkaakapitu" style:family="text">
      <style:text-properties fo:font-weight="bold" style:font-weight-asian="bold"/>
    </style:style>
    <style:style style:name="P56" style:parent-style-name="Normalny" style:family="paragraph">
      <style:paragraph-properties fo:line-height="104%" fo:margin-left="0.2805in">
        <style:tab-stops/>
      </style:paragraph-properties>
    </style:style>
    <style:style style:name="T5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58" style:parent-style-name="Domyślnaczcionkaakapitu" style:family="text">
      <style:text-properties style:font-name-asian="Calibri" style:font-name-complex="Calibri" fo:font-size="11pt" style:font-size-asian="11pt"/>
    </style:style>
    <style:style style:name="P59" style:parent-style-name="Normalny" style:family="paragraph">
      <style:paragraph-properties fo:line-height="104%" fo:margin-left="0.2805in">
        <style:tab-stops/>
      </style:paragraph-properties>
    </style:style>
    <style:style style:name="T6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1" style:parent-style-name="Domyślnaczcionkaakapitu" style:family="text">
      <style:text-properties style:font-name-asian="Calibri" style:font-name-complex="Calibri" fo:font-size="11pt" style:font-size-asian="11pt"/>
    </style:style>
    <style:style style:name="P62" style:parent-style-name="Normalny" style:family="paragraph">
      <style:paragraph-properties fo:margin-left="0.5305in" fo:text-indent="-0.25in">
        <style:tab-stops/>
      </style:paragraph-properties>
    </style:style>
    <style:style style:name="T6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4" style:parent-style-name="Domyślnaczcionkaakapitu" style:family="text">
      <style:text-properties style:font-name-asian="Calibri" style:font-name-complex="Calibri" fo:font-size="11pt" style:font-size-asian="11pt"/>
    </style:style>
    <style:style style:name="P65" style:parent-style-name="Normalny" style:family="paragraph">
      <style:paragraph-properties fo:margin-left="0.5305in" fo:text-indent="-0.25in">
        <style:tab-stops/>
      </style:paragraph-properties>
    </style:style>
    <style:style style:name="T6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7" style:parent-style-name="Domyślnaczcionkaakapitu" style:family="text">
      <style:text-properties style:font-name-asian="Calibri" style:font-name-complex="Calibri" fo:font-size="11pt" style:font-size-asian="11pt"/>
    </style:style>
    <style:style style:name="P68" style:parent-style-name="Normalny" style:family="paragraph">
      <style:paragraph-properties fo:line-height="104%" fo:margin-left="0.2805in">
        <style:tab-stops/>
      </style:paragraph-properties>
    </style:style>
    <style:style style:name="T69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0" style:parent-style-name="Domyślnaczcionkaakapitu" style:family="text">
      <style:text-properties style:font-name-asian="Calibri" style:font-name-complex="Calibri" fo:font-size="11pt" style:font-size-asian="11pt"/>
    </style:style>
    <style:style style:name="P71" style:parent-style-name="Normalny" style:family="paragraph">
      <style:paragraph-properties fo:margin-left="0.0298in" fo:text-indent="-0.0097in">
        <style:tab-stops/>
      </style:paragraph-properties>
    </style:style>
    <style:style style:name="T72" style:parent-style-name="Domyślnaczcionkaakapitu" style:family="text">
      <style:text-properties fo:font-weight="bold" style:font-weight-asian="bold"/>
    </style:style>
    <style:style style:name="P73" style:parent-style-name="Normalny" style:family="paragraph">
      <style:paragraph-properties fo:line-height="104%" fo:margin-left="-0.0034in" fo:text-indent="-0.0069in">
        <style:tab-stops/>
      </style:paragraph-properties>
    </style:style>
    <style:style style:name="T74" style:parent-style-name="Domyślnaczcionkaakapitu" style:family="text">
      <style:text-properties fo:font-weight="bold" style:font-weight-asian="bold"/>
    </style:style>
    <style:style style:name="P75" style:parent-style-name="Normalny" style:family="paragraph">
      <style:paragraph-properties fo:margin-left="0.0298in" fo:text-indent="-0.0097in">
        <style:tab-stops/>
      </style:paragraph-properties>
    </style:style>
    <style:style style:name="P76" style:parent-style-name="Normalny" style:family="paragraph">
      <style:paragraph-properties fo:line-height="104%" fo:margin-left="0.2805in">
        <style:tab-stops/>
      </style:paragraph-properties>
    </style:style>
    <style:style style:name="T7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8" style:parent-style-name="Domyślnaczcionkaakapitu" style:family="text">
      <style:text-properties style:font-name-asian="Calibri" style:font-name-complex="Calibri" fo:font-size="11pt" style:font-size-asian="11pt"/>
    </style:style>
    <style:style style:name="P79" style:parent-style-name="Normalny" style:family="paragraph">
      <style:paragraph-properties fo:line-height="104%" fo:margin-left="0.2805in">
        <style:tab-stops/>
      </style:paragraph-properties>
    </style:style>
    <style:style style:name="T8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1" style:parent-style-name="Domyślnaczcionkaakapitu" style:family="text">
      <style:text-properties style:font-name-asian="Calibri" style:font-name-complex="Calibri" fo:font-size="11pt" style:font-size-asian="11pt"/>
    </style:style>
    <style:style style:name="P82" style:parent-style-name="Normalny" style:family="paragraph">
      <style:paragraph-properties fo:line-height="104%" fo:margin-left="0.2805in">
        <style:tab-stops/>
      </style:paragraph-properties>
    </style:style>
    <style:style style:name="T8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4" style:parent-style-name="Domyślnaczcionkaakapitu" style:family="text">
      <style:text-properties style:font-name-asian="Calibri" style:font-name-complex="Calibri" fo:font-size="11pt" style:font-size-asian="11pt"/>
    </style:style>
    <style:style style:name="P85" style:parent-style-name="Normalny" style:family="paragraph">
      <style:paragraph-properties fo:line-height="104%" fo:margin-left="0.2805in">
        <style:tab-stops/>
      </style:paragraph-properties>
    </style:style>
    <style:style style:name="T8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7" style:parent-style-name="Domyślnaczcionkaakapitu" style:family="text">
      <style:text-properties style:font-name-asian="Calibri" style:font-name-complex="Calibri" fo:font-size="11pt" style:font-size-asian="11pt"/>
    </style:style>
    <style:style style:name="P88" style:parent-style-name="Normalny" style:family="paragraph">
      <style:paragraph-properties fo:margin-left="0.0298in" fo:text-indent="-0.0097in">
        <style:tab-stops/>
      </style:paragraph-properties>
    </style:style>
    <style:style style:name="T89" style:parent-style-name="Domyślnaczcionkaakapitu" style:family="text">
      <style:text-properties fo:font-weight="bold" style:font-weight-asian="bold"/>
    </style:style>
    <style:style style:name="T90" style:parent-style-name="Domyślnaczcionkaakapitu" style:family="text">
      <style:text-properties fo:font-weight="bold" style:font-weight-asian="bold"/>
    </style:style>
    <style:style style:name="T91" style:parent-style-name="Domyślnaczcionkaakapitu" style:family="text">
      <style:text-properties fo:font-weight="bold" style:font-weight-asian="bold"/>
    </style:style>
    <style:style style:name="P92" style:parent-style-name="Nagłówek2" style:family="paragraph">
      <style:paragraph-properties fo:margin-bottom="0.1256in" fo:margin-left="0.0131in">
        <style:tab-stops/>
      </style:paragraph-properties>
    </style:style>
    <style:style style:name="P93" style:parent-style-name="Nagłówek2" style:family="paragraph">
      <style:paragraph-properties fo:break-before="page" fo:margin-top="0.0833in" fo:margin-bottom="0.0833in"/>
    </style:style>
    <style:style style:name="P94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5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97" style:parent-style-name="Domyślnaczcionkaakapitu" style:family="text">
      <style:text-properties style:font-size-complex="12pt"/>
    </style:style>
    <style:style style:name="T98" style:parent-style-name="Domyślnaczcionkaakapitu" style:family="text">
      <style:text-properties style:font-name-asian="Calibri" style:font-name-complex="Calibri" style:font-size-complex="12pt"/>
    </style:style>
    <style:style style:name="T99" style:parent-style-name="Domyślnaczcionkaakapitu" style:family="text">
      <style:text-properties style:font-size-complex="12pt"/>
    </style:style>
    <style:style style:name="P100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01" style:parent-style-name="Nagłówek2" style:family="paragraph">
      <style:paragraph-properties fo:margin-top="0.4166in" fo:margin-bottom="0.0833in"/>
    </style:style>
    <style:style style:name="T102" style:parent-style-name="Domyślnaczcionkaakapitu" style:family="text">
      <style:text-properties fo:font-size="18pt" style:font-size-asian="18pt"/>
    </style:style>
    <style:style style:name="P10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1" style:parent-style-name="Nagłówek2" style:family="paragraph">
      <style:paragraph-properties fo:margin-top="0.4166in" fo:margin-bottom="0.0833in"/>
    </style:style>
    <style:style style:name="T112" style:parent-style-name="Domyślnaczcionkaakapitu" style:family="text">
      <style:text-properties fo:font-size="18pt" style:font-size-asian="18pt"/>
    </style:style>
    <style:style style:name="T113" style:parent-style-name="Domyślnaczcionkaakapitu" style:family="text">
      <style:text-properties style:font-size-complex="14pt"/>
    </style:style>
    <style:style style:name="P11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8" style:parent-style-name="Nagłówek2" style:master-page-name="MP1" style:family="paragraph">
      <style:paragraph-properties fo:break-before="page" fo:margin-top="0.4166in" fo:margin-bottom="0.0833in"/>
    </style:style>
    <style:style style:name="T129" style:parent-style-name="Domyślnaczcionkaakapitu" style:family="text">
      <style:text-properties fo:font-size="18pt" style:font-size-asian="18pt"/>
    </style:style>
    <style:style style:name="P130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1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2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4" style:parent-style-name="Domyślnaczcionkaakapitu" style:family="text">
      <style:text-properties style:font-size-complex="12pt"/>
    </style:style>
    <style:style style:name="P13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6" style:parent-style-name="Domyślnaczcionkaakapitu" style:family="text">
      <style:text-properties style:font-size-complex="12pt"/>
    </style:style>
    <style:style style:name="P13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8" style:parent-style-name="Domyślnaczcionkaakapitu" style:family="text">
      <style:text-properties style:font-size-complex="12pt"/>
    </style:style>
    <style:style style:name="P13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0" style:parent-style-name="Domyślnaczcionkaakapitu" style:family="text">
      <style:text-properties style:font-size-complex="12pt"/>
    </style:style>
    <style:style style:name="P141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2" style:parent-style-name="Domyślnaczcionkaakapitu" style:family="text">
      <style:text-properties style:font-size-complex="12pt"/>
    </style:style>
    <style:style style:name="P14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4" style:parent-style-name="Domyślnaczcionkaakapitu" style:family="text">
      <style:text-properties style:font-size-complex="12pt"/>
    </style:style>
    <style:style style:name="P14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6" style:parent-style-name="Domyślnaczcionkaakapitu" style:family="text">
      <style:text-properties style:font-size-complex="12pt"/>
    </style:style>
    <style:style style:name="P14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8" style:parent-style-name="Domyślnaczcionkaakapitu" style:family="text">
      <style:text-properties style:font-size-complex="12pt"/>
    </style:style>
    <style:style style:name="P14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P150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1" style:parent-style-name="Domyślnaczcionkaakapitu" style:family="text">
      <style:text-properties style:font-size-complex="12pt"/>
    </style:style>
    <style:style style:name="P152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3" style:parent-style-name="Domyślnaczcionkaakapitu" style:family="text">
      <style:text-properties style:font-size-complex="12pt"/>
    </style:style>
    <style:style style:name="P154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5" style:parent-style-name="Domyślnaczcionkaakapitu" style:family="text">
      <style:text-properties style:font-size-complex="12pt"/>
    </style:style>
    <style:style style:name="P156" style:parent-style-name="Nagłówek2" style:family="paragraph">
      <style:paragraph-properties fo:margin-top="0.4166in" fo:margin-bottom="0.0833in"/>
    </style:style>
    <style:style style:name="T157" style:parent-style-name="Domyślnaczcionkaakapitu" style:family="text">
      <style:text-properties fo:font-size="18pt" style:font-size-asian="18pt" style:font-size-complex="14pt"/>
    </style:style>
    <style:style style:name="T158" style:parent-style-name="Domyślnaczcionkaakapitu" style:family="text">
      <style:text-properties style:font-size-complex="14pt"/>
    </style:style>
    <style:style style:name="T159" style:parent-style-name="Domyślnaczcionkaakapitu" style:family="text">
      <style:text-properties style:font-size-complex="14pt"/>
    </style:style>
    <style:style style:name="P16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3" style:parent-style-name="Normalny" style:family="paragraph">
      <style:paragraph-properties fo:margin-bottom="0.0833in" fo:margin-left="0.3937in">
        <style:tab-stops/>
      </style:paragraph-properties>
    </style:style>
    <style:style style:name="P16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5" style:parent-style-name="Nagłówek2" style:family="paragraph">
      <style:paragraph-properties fo:margin-top="0.4166in" fo:margin-bottom="0.0833in"/>
    </style:style>
    <style:style style:name="T166" style:parent-style-name="Domyślnaczcionkaakapitu" style:family="text">
      <style:text-properties fo:font-size="18pt" style:font-size-asian="18pt"/>
    </style:style>
    <style:style style:name="P16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4" style:parent-style-name="Nagłówek2" style:family="paragraph">
      <style:paragraph-properties fo:margin-top="0.4166in" fo:margin-bottom="0.0833in"/>
    </style:style>
    <style:style style:name="T175" style:parent-style-name="Domyślnaczcionkaakapitu" style:family="text">
      <style:text-properties fo:font-size="18pt" style:font-size-asian="18pt"/>
    </style:style>
    <style:style style:name="T176" style:parent-style-name="Domyślnaczcionkaakapitu" style:family="text">
      <style:text-properties style:font-size-complex="14pt"/>
    </style:style>
    <style:style style:name="P17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0" style:parent-style-name="Nagłówek2" style:family="paragraph">
      <style:paragraph-properties fo:margin-top="0.4166in" fo:margin-bottom="0.0833in"/>
    </style:style>
    <style:style style:name="T181" style:parent-style-name="Domyślnaczcionkaakapitu" style:family="text">
      <style:text-properties fo:font-size="18pt" style:font-size-asian="18pt"/>
    </style:style>
    <style:style style:name="P18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9" style:parent-style-name="Nagłówek2" style:family="paragraph">
      <style:paragraph-properties fo:break-before="page" fo:margin-top="0.4166in" fo:margin-bottom="0.0833in"/>
    </style:style>
    <style:style style:name="T190" style:parent-style-name="Domyślnaczcionkaakapitu" style:family="text">
      <style:text-properties fo:font-size="18pt" style:font-size-asian="18pt"/>
    </style:style>
    <style:style style:name="P191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2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3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4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5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6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7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8" style:parent-style-name="Nagłówek2" style:family="paragraph">
      <style:paragraph-properties fo:margin-top="0.4166in" fo:margin-bottom="0.0833in"/>
    </style:style>
    <style:style style:name="T199" style:parent-style-name="Domyślnaczcionkaakapitu" style:family="text">
      <style:text-properties fo:font-size="18pt" style:font-size-asian="18pt"/>
    </style:style>
    <style:style style:name="P200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T201" style:parent-style-name="Domyślnaczcionkaakapitu" style:family="text">
      <style:text-properties style:font-name-asian="Calibri" style:font-name-complex="Calibri" fo:font-size="11pt" style:font-size-asian="11pt"/>
    </style:style>
    <style:style style:name="P202" style:parent-style-name="Nagłówek2" style:family="paragraph">
      <style:paragraph-properties fo:margin-top="0.4166in" fo:margin-bottom="0.0833in"/>
    </style:style>
    <style:style style:name="T203" style:parent-style-name="Domyślnaczcionkaakapitu" style:family="text">
      <style:text-properties fo:font-size="18pt" style:font-size-asian="18pt"/>
    </style:style>
    <style:style style:name="P204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05" style:parent-style-name="Normalny" style:family="paragraph">
      <style:paragraph-properties fo:margin-bottom="0.0833in" fo:margin-left="0.3937in" fo:text-indent="-0.0069in">
        <style:tab-stops/>
      </style:paragraph-properties>
    </style:style>
    <style:style style:name="P206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07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08" style:parent-style-name="Normalny" style:family="paragraph">
      <style:paragraph-properties fo:margin-bottom="0.0833in" fo:margin-left="0.3937in">
        <style:tab-stops/>
      </style:paragraph-properties>
    </style:style>
    <style:style style:name="P209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0" style:parent-style-name="Nagłówek2" style:family="paragraph">
      <style:paragraph-properties fo:margin-top="0.4166in" fo:margin-bottom="0.0833in"/>
    </style:style>
    <style:style style:name="T211" style:parent-style-name="Domyślnaczcionkaakapitu" style:family="text">
      <style:text-properties fo:font-size="18pt" style:font-size-asian="18pt"/>
    </style:style>
    <style:style style:name="P21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5" style:parent-style-name="Nagłówek2" style:family="paragraph">
      <style:paragraph-properties fo:margin-top="0.4166in" fo:margin-bottom="0.0833in"/>
    </style:style>
    <style:style style:name="T216" style:parent-style-name="Domyślnaczcionkaakapitu" style:family="text">
      <style:text-properties fo:font-size="18pt" style:font-size-asian="18pt"/>
    </style:style>
    <style:style style:name="P2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5" style:parent-style-name="Nagłówek2" style:family="paragraph">
      <style:paragraph-properties fo:margin-top="0.4166in" fo:margin-bottom="0.0833in"/>
    </style:style>
    <style:style style:name="T226" style:parent-style-name="Domyślnaczcionkaakapitu" style:family="text">
      <style:text-properties fo:font-size="18pt" style:font-size-asian="18pt"/>
    </style:style>
    <style:style style:name="P22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8" style:parent-style-name="Normalny" style:family="paragraph">
      <style:paragraph-properties fo:margin-bottom="0.0833in" fo:margin-left="0.3937in">
        <style:tab-stops/>
      </style:paragraph-properties>
    </style:style>
    <style:style style:name="P22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4" style:parent-style-name="Nagłówek2" style:family="paragraph">
      <style:paragraph-properties fo:margin-top="0.4166in" fo:margin-bottom="0.0833in"/>
    </style:style>
    <style:style style:name="T235" style:parent-style-name="Domyślnaczcionkaakapitu" style:family="text">
      <style:text-properties fo:font-size="18pt" style:font-size-asian="18pt"/>
    </style:style>
    <style:style style:name="P236" style:parent-style-name="Normalny" style:family="paragraph">
      <style:paragraph-properties fo:margin-bottom="0.002in" fo:margin-left="0.0131in">
        <style:tab-stops/>
      </style:paragraph-properties>
    </style:style>
  </office:automatic-styles>
  <office:body>
    <office:text text:use-soft-page-breaks="true">
      <text:p text:style-name="P1"><text:span text:style-name="T12">Rejon Pruszków</text:span><text:s/><text:span text:style-name="T13"><text:s/></text:span></text:p>
      <text:p text:style-name="P14"><text:span text:style-name="T15">Trasa Biała Świętego Kazimierza<text:s/></text:span><text:s/><text:span text:style-name="T16"><text:s/></text:span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przebieg trasy</text:span><text:s text:c="2"/></text:p>
          </table:table-cell>
          <table:table-cell table:style-name="TableCell24">
            <text:p text:style-name="P25">Pruszków-Pęcice-Sokołów-Suchy Las-Strzeniówka-Żółwin-Owczarnia-</text:p>
            <text:p text:style-name="P26">Podkowa Leśna-Otrębusy-Parzniew-Pruszków <text:s/></text:p>
          </table:table-cell>
        </table:table-row>
        <table:table-row table:style-name="TableRow27">
          <table:table-cell table:style-name="TableCell28">
            <text:p text:style-name="P29"><text:span text:style-name="T30">długość trasy</text:span><text:s text:c="2"/></text:p>
          </table:table-cell>
          <table:table-cell table:style-name="TableCell31">
            <text:p text:style-name="P32">39.6[km] <text:s/></text:p>
          </table:table-cell>
        </table:table-row>
        <table:table-row table:style-name="TableRow33">
          <table:table-cell table:style-name="TableCell34">
            <text:p text:style-name="P35"><text:span text:style-name="T36">suma podejść</text:span><text:s text:c="2"/></text:p>
          </table:table-cell>
          <table:table-cell table:style-name="TableCell37">
            <text:p text:style-name="P38">360.79[m] <text:s/></text:p>
          </table:table-cell>
        </table:table-row>
        <table:table-row table:style-name="TableRow39">
          <table:table-cell table:style-name="TableCell40">
            <text:p text:style-name="P41"><text:span text:style-name="T42">aktualizacja</text:span><text:s text:c="2"/></text:p>
          </table:table-cell>
          <table:table-cell table:style-name="TableCell43">
            <text:p text:style-name="P44">18.02.2024 <text:s text:c="2"/></text:p>
          </table:table-cell>
        </table:table-row>
      </table:table>
      <text:p text:style-name="P45"><text:span text:style-name="T46">!</text:span><text:span text:style-name="T47"><text:s text:c="2"/>znakiem wykrzyknika oraz podkreśleniem<text:s/></text:span><text:s/>oznaczono miejsca, w których należy zwrócić szczególną uwagę, aby nie pomylić drogi. <text:s/></text:p>
      <text:p text:style-name="P48"><text:span text:style-name="T49">†<text:s/></text:span>znakiem Krzyża oznaczono miejsca, w których należy rozpocząć rozważanie kolejnej stacji <text:s/>Drogi Krzyżowej. <text:s/></text:p>
      <text:p text:style-name="P50"><text:s/></text:p>
      <text:p text:style-name="P51">TELEFON KONTAKTOWY: 509861785<text:s/><text:tab/><text:s text:c="2"/><text:tab/></text:p>
      <text:h text:style-name="P52" text:outline-level="1"/>
      <text:soft-page-break/>
      <text:h text:style-name="P53" text:outline-level="1">Zasady poruszania się na trasie <text:s/></text:h>
      <text:p text:style-name="P54"><text:span text:style-name="T55">Z myślą o bezpiecznym przebyciu trasy EDK zalecamy, aby:</text:span><text:s text:c="2"/></text:p>
      <text:p text:style-name="P56"><text:span text:style-name="T57">⇒</text:span><text:span text:style-name="T58"><text:s/></text:span>poruszać się w zwartych grupach, liczących nie więcej niż 10 osób; <text:s/></text:p>
      <text:p text:style-name="P59"><text:span text:style-name="T60">⇒</text:span><text:span text:style-name="T61"><text:s/></text:span>każda osoba miała założone elementy odblaskowe; <text:s/></text:p>
      <text:p text:style-name="P62"><text:span text:style-name="T63">⇒</text:span><text:span text:style-name="T64"><text:s/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65"><text:span text:style-name="T66">⇒</text:span><text:span text:style-name="T67"><text:s/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68"><text:span text:style-name="T69">⇒</text:span><text:span text:style-name="T70"><text:s/></text:span>dbać o bezpieczeństwo własne oraz innych. <text:s/><text:line-break/></text:p>
      <text:p text:style-name="P71">W trakcie Ekstremalnej Drogi Krzyżowej<text:s/><text:span text:style-name="T72">obowiązuje Reguła Milczenia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<text:s/><text:line-break/></text:p>
      <text:p text:style-name="P73"><text:span text:style-name="T74">W razie niebezpiecznej sytuacji na trasie…</text:span><text:s text:c="2"/></text:p>
      <text:p text:style-name="P75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76"><text:span text:style-name="T77">⇒</text:span><text:span text:style-name="T78"><text:s/></text:span>ktoś uległ wypadkowi lub nagłemu zachorowaniu; <text:s/></text:p>
      <text:p text:style-name="P79"><text:span text:style-name="T80">⇒</text:span><text:span text:style-name="T81"><text:s/></text:span>ktoś leży lub siedzi bez ruchu; <text:s/></text:p>
      <text:p text:style-name="P82"><text:span text:style-name="T83">⇒</text:span><text:span text:style-name="T84"><text:s/></text:span>ktoś ma problemy z chodzeniem, oddychaniem, itp; <text:s/></text:p>
      <text:p text:style-name="P85"><text:span text:style-name="T86">⇒</text:span><text:span text:style-name="T87"><text:s/></text:span>ktoś nadaje sygnał ratunkowy. <text:s/></text:p>
      <text:p text:style-name="P88">Jeżeli znajdziesz się w takiej sytuacji po pierwsze<text:s/><text:span text:style-name="T89">upewnij się, że Tobie nie zagraża niebezpieczeństwo</text:span>, a następnie<text:s/><text:span text:style-name="T90">zacznij udzielać pomocy</text:span>. Jeżeli sytuacja przekracza Twoje umiejętności, wezwij pomoc dzwoniąc na<text:s/><text:span text:style-name="T91">numer ratunkowy 112</text:span>. <text:s/></text:p>
      <text:h text:style-name="P92" text:outline-level="2"/>
      <text:soft-page-break/>
      <text:h text:style-name="P93" text:outline-level="2">KOŚCIÓŁ ŚWIĘTEGO KAZIMIERZA (0 km) <text:s/></text:h>
      <text:list text:style-name="LFO2" text:continue-numbering="true">
        <text:list-item>
          <text:p text:style-name="P94">Po wyjściu z kościoła skręć w prawo, za 50m przejście dla pieszych. Przejdź na drugą stronę, przejdź przesmykiem pomiędzy kioskiem i budynkiem. <text:s/></text:p>
        </text:list-item>
        <text:list-item>
          <text:p text:style-name="P95">Przed Tobą chodnik. Idź nim około 120m. Przed Tobą uliczka. Na 13 szkoła. Przejdź przez uliczkę. Skręć w lewo. <text:s/></text:p>
        </text:list-item>
        <text:list-item>
          <text:p text:style-name="P96"><text:span text:style-name="T97">Po 100m przed sobą masz fontannę, na 13 pałacyk ślubów, po prawej muzeum Starożytnego Hutnictwa. Skręć w ścieżkę pomiędzy pałacykiem, a muzeum</text:span><text:span text:style-name="T98"><text:s/></text:span><text:span text:style-name="T99"><text:s text:c="2"/></text:span></text:p>
        </text:list-item>
        <text:list-item>
          <text:p text:style-name="P100">Idź prosto przez park aż dojdziesz do stawu<text:s/></text:p>
        </text:list-item>
      </text:list>
      <text:h text:style-name="P101" text:outline-level="2"><text:span text:style-name="T102">†<text:s/></text:span>STACJA I – KAPLICZKA NA WYSEPCE NA STAWIE (0.64 km) <text:s/></text:h>
      <text:list text:style-name="LFO3" text:continue-numbering="true">
        <text:list-item>
          <text:p text:style-name="P103">Skręć w lewo, idź do końca stawu, gdy staw się skończy idź ścieżką w prawo, wzdłuż stawu. <text:s/></text:p>
        </text:list-item>
        <text:list-item>
          <text:p text:style-name="P104">Gdy dojdziesz do końca stawu, skręć w prawo. Idź cały czas prosto pomiędzy stawem i rzeką. Staw się kończy, idź dalej prosto wzdłuż rzeki. <text:s/></text:p>
        </text:list-item>
        <text:list-item>
          <text:p text:style-name="P105">Dochodzisz do mostku, idź dalej. Za 80m most kolejowy WKD. Za tym mostem kładka dla pieszych. Przejdź na drugą stronę. <text:s/></text:p>
        </text:list-item>
        <text:list-item>
          <text:p text:style-name="P106">Skręć w prawo i idź wzdłuż Utraty.</text:p>
        </text:list-item>
        <text:list-item>
          <text:p text:style-name="P107">Po 500 m, przed stawem skręć w lewo.</text:p>
        </text:list-item>
        <text:list-item>
          <text:p text:style-name="P108">Za 100 m jest furtka na teren szpitalny</text:p>
        </text:list-item>
        <text:list-item>
          <text:p text:style-name="P109">Jeśli jest zamknięta odprawa tutaj stację II przy cmentarzu, jeśli jest otwarta wejdź na teren szpitala</text:p>
        </text:list-item>
        <text:list-item>
          <text:p text:style-name="P110">Za 50m po lewej jest cmentarz poległych za walkę o wolność ojczyzny.</text:p>
        </text:list-item>
      </text:list>
      <text:h text:style-name="P111" text:outline-level="2"><text:span text:style-name="T112">†<text:s/></text:span><text:span text:style-name="T113">STACJA II - CMENTARZ POLEGŁYCH ZA WALKĘ O WOLNOŚĆ OJCZYZNY (2.2 km) <text:s/></text:span></text:h>
      <text:list text:style-name="LFO4" text:continue-numbering="true">
        <text:list-item>
          <text:p text:style-name="P114">Wróć do rzeki Utraty.</text:p>
        </text:list-item>
        <text:list-item>
          <text:p text:style-name="P115">Skręć w lewo i idź około 700m aż dojdziesz wybrukowanej drogi, a tuż za nią mostek. Przejdź na drugą stronę i idź dalej wzdłuż rzeki <text:s/></text:p>
        </text:list-item>
        <text:list-item>
          <text:p text:style-name="P116">Mijasz tabliczki, mini wieżę widokową. Za 900m jesteś na wybrukowanej ścieżce rowerowej. Idź w prawo. Przed rondem przejdź pasami po lewej stronie. <text:s/></text:p>
        </text:list-item>
        <text:list-item>
          <text:p text:style-name="P117">Wchodzisz na szutrowy parking. Za 50m na 11 zaczyna się szutrowa polna droga. Po 150m cmentarz poległych podczas pierwszej wojny światowej. <text:s text:c="2"/></text:p>
        </text:list-item>
      </text:list>
      <text:soft-page-break/>
      <text:h text:style-name="P118" text:outline-level="2"><text:span text:style-name="T129">†<text:s/></text:span>STACJA III – CMENTARZ POLEGŁYCH PODCZAS PIERWSZEJ WOJNY ŚWIATOWEJ (4.8 km) <text:s/></text:h>
      <text:list text:style-name="LFO5" text:continue-numbering="true">
        <text:list-item>
          <text:p text:style-name="P130">Idź dalej tą drogą, za 220 się kończy. Skręć w prawo i potem jak prowadzi wydeptana ścieżka lekko w lewo <text:s/></text:p>
        </text:list-item>
        <text:list-item>
          <text:p text:style-name="P131">Idź dalej tą drogą, za 220 się kończy. Skręć w prawo i potem jak prowadzi wydeptana ścieżka lekko w lewo <text:s/></text:p>
        </text:list-item>
        <text:list-item>
          <text:p text:style-name="P132">Idź ta ścieżka przez około 300m aż do masztu BTS. Skręć w prawo. <text:s/></text:p>
        </text:list-item>
        <text:list-item>
          <text:p text:style-name="P133"><text:span text:style-name="T134">Po około 200 m dochodzisz do szerokiej drogi gruntowej w punkcie, gdy ostro skręca. Ty nie idź nią tylko skręć w lewo i idź cały czas prosto słabo widoczną drogą wyjeżdżoną przez traktory. <text:s/></text:span></text:p>
        </text:list-item>
        <text:list-item>
          <text:p text:style-name="P135"><text:span text:style-name="T136">550 m i jesteś przed zawalonym mostkiem nad rowem.</text:span></text:p>
        </text:list-item>
        <text:list-item>
          <text:p text:style-name="P137"><text:span text:style-name="T138">Skręć prawo i idź wzdłuż rowu z wodą.</text:span></text:p>
        </text:list-item>
        <text:list-item>
          <text:p text:style-name="P139"><text:span text:style-name="T140">Dochodzisz do zejścia się dwóch rowów. Po prawej stoją dwa maszty BTS. Skręć w prawo.</text:span></text:p>
        </text:list-item>
        <text:list-item>
          <text:p text:style-name="P141"><text:span text:style-name="T142">Za drugim masztem jest przejście przez rów. Przejdź na drugą stronę.</text:span></text:p>
        </text:list-item>
        <text:list-item>
          <text:p text:style-name="P143"><text:span text:style-name="T144">Skręć w lewo i idź w kierunku zabudowań.</text:span></text:p>
        </text:list-item>
        <text:list-item>
          <text:p text:style-name="P145"><text:span text:style-name="T146">Po wejściu na pole pomiędzy magazynem a zabudowaniami, skręć w prawo i przejdź przez to pole, aż dojdziesz do drogi (około 100m).</text:span></text:p>
        </text:list-item>
        <text:list-item>
          <text:p text:style-name="P147"><text:span text:style-name="T148">Skręć w lewo. Idź tą drogą aż dojdziesz do głównej drogi (500m).</text:span></text:p>
        </text:list-item>
        <text:list-item>
          <text:p text:style-name="P149">Idź w lewo, chodnikiem po lewej stronie przez 300 m aż do światłem <text:s/></text:p>
        </text:list-item>
        <text:list-item>
          <text:p text:style-name="P150"><text:span text:style-name="T151">Przejdź przez jezdnię na światłach i idź prosto. <text:s/></text:span></text:p>
        </text:list-item>
        <text:list-item>
          <text:p text:style-name="P152"><text:span text:style-name="T153">Za 300m pierwsza w prawo, 400m w lewo. <text:s/></text:span></text:p>
        </text:list-item>
        <text:list-item>
          <text:p text:style-name="P154"><text:span text:style-name="T155">Za 400m, za magazynem po prawej jest kapliczka. <text:s text:c="2"/></text:span></text:p>
        </text:list-item>
      </text:list>
      <text:h text:style-name="P156" text:outline-level="2"><text:span text:style-name="T157">†<text:s/></text:span><text:span text:style-name="T158">STACJA IV -</text:span><text:span text:style-name="T159"><text:tab/>KAPLICZKA (8.5 km) <text:s/></text:span></text:h>
      <text:list text:style-name="LFO6" text:continue-numbering="true">
        <text:list-item>
          <text:p text:style-name="P160">Idź dalej prosto, przez pole. Dochodzisz do skrzyżowania z drogą asfaltową, przed Tobą kapliczka. Skręć w prawo. <text:s/></text:p>
        </text:list-item>
        <text:list-item>
          <text:p text:style-name="P161">Po 800 m, Pierwsze skrzyżowanie (z Parkową- jest kapliczka). Skręć w lewo. <text:s/></text:p>
        </text:list-item>
        <text:list-item>
          <text:p text:style-name="P162">Dochodzisz po około 500m do biało zielonego szlabanu (standardowego w lasach), przejdź dalej. <text:s/></text:p>
        </text:list-item>
      </text:list>
      <text:p text:style-name="P163">Skręć w prawo, jak pokazuje szlak niebieski. Idź prosto przez las. <text:s/></text:p>
      <text:list text:style-name="LFO6" text:continue-numbering="true">
        <text:list-item>
          <text:p text:style-name="P164">Idź cały czas prosto. Za około 700m, za skrzyżowaniem z inną leśna droga, mała kapliczka na drzewie po prawej stronie. <text:s/></text:p>
        </text:list-item>
      </text:list>
      <text:soft-page-break/>
      <text:h text:style-name="P165" text:outline-level="2"><text:span text:style-name="T166">†<text:s/></text:span>STACJA V – KAPLICZKA NA DRZEWIE (11.4 km) <text:s/></text:h>
      <text:list text:style-name="LFO7" text:continue-numbering="true">
        <text:list-item>
          <text:p text:style-name="P167">Idź dalej prosto przez las aż dojdziesz do drogi asfaltowej (około 1300m). Skręć w prawo <text:s/></text:p>
        </text:list-item>
        <text:list-item>
          <text:p text:style-name="P168">Idź nią około 600m aż droga asfaltowo ostro zakręca w lewo. Nie skręcaj, idź prosto drogą gruntową. Za około 20m po prawej zaczyna się równoległa do drogi ścieżka przez las (szlak czerwony). Warto na nią wejść, gdyż jest mniej błotnista. <text:s/></text:p>
        </text:list-item>
        <text:list-item>
          <text:p text:style-name="P169">Pierwsze dojście drogi leśnej, dalej prosto. Wychodzisz na placyk ze słupem pośrodku, przed Tobą budynek. Dalej prosto <text:s/></text:p>
        </text:list-item>
        <text:list-item>
          <text:p text:style-name="P170">Po 450m wchodzisz w las, droga zakręca ostro w prawo. Przejdź 30m przez lasek (jest słabo widoczna wydeptana ścieżka). Dochodzisz do drogi. W lewo. Za 900m dochodzisz do głównej drogi <text:s/></text:p>
        </text:list-item>
        <text:list-item>
          <text:p text:style-name="P171">Po prawej i po lewej są pasy. Przejdź na drugą stronę. Idź chodnikiem ulicy przed Tobą (Jeżynowa - prostopadła do głównej drogi). <text:s/></text:p>
        </text:list-item>
        <text:list-item>
          <text:p text:style-name="P172">Idź cały czas tą drogą (Jeżynowa), Widzisz przed sobą las, skręć jak ulica Jeżynowa. Az dojdziesz do kolejnej głównej drogi. <text:s/></text:p>
        </text:list-item>
        <text:list-item>
          <text:p text:style-name="P173">Bądź uważny, nie ma przejścia dla pieszych, a kierowcy jadący z prawej są po ostrym zakręcie. Przejdź uważnie na drugą stronę. Za 130m kapliczka z Matką Boską. <text:s/></text:p>
        </text:list-item>
      </text:list>
      <text:h text:style-name="P174" text:outline-level="2"><text:span text:style-name="T175">†<text:s/></text:span><text:span text:style-name="T176">STACJA VI KAPLICZKA MATKI BOSKIEJ NIEPOKALANEJ (16.6 km)</text:span></text:h>
      <text:list text:style-name="LFO8" text:continue-numbering="true">
        <text:list-item>
          <text:p text:style-name="P177">Idź dalej prosto, za 90 m po lewej będzie widoczna ścieżka przez pole. Przejdź przez pole i potem w prawo w główną leśną drogę. <text:s/></text:p>
        </text:list-item>
        <text:list-item>
          <text:p text:style-name="P178">Przez kilometr prosto. Na skrzyżowaniu z drogami pożarowymi, na drzewie na 11 wisi kapliczka. <text:s/>Za nią, za około 100 metrów jest wąska ścieżka w las.</text:p>
        </text:list-item>
        <text:list-item>
          <text:p text:style-name="P179">Skręć w tą ścieżkę, po 20 metrach jest mogiła żołnierzy AK.</text:p>
        </text:list-item>
      </text:list>
      <text:h text:style-name="P180" text:outline-level="2"><text:span text:style-name="T181">†<text:s/></text:span>STACJA VII – MOGIŁA ŻOŁNIERZY AK (17.4 km) <text:s/></text:h>
      <text:list text:style-name="LFO9" text:continue-numbering="true">
        <text:list-item>
          <text:p text:style-name="P182">Wróć na drogę i idź dalej prosto. Kolejne skrzyżowanie. Po prawej charakterystyczne wzniesienie na kilka metrów. Na 10 odbija droga. Skręć nią i za 40m znowu w lewo. Idź cały czas nią prosto. <text:s/></text:p>
        </text:list-item>
        <text:list-item>
          <text:p text:style-name="P183">Dochodzisz do szlabanu, za nim tabliczka i skrzyżowanie. Idź prosto. Wchodzisz na szlak niebieski. <text:s/></text:p>
        </text:list-item>
        <text:list-item>
          <text:p text:style-name="P184">Idź szlakiem niebieskim, mijasz jedną przecinkę. Po 450 m szlak odbija w prawo. Nie skręcaj na szlak, idź prosto. <text:s/></text:p>
        </text:list-item>
        <text:list-item>
          <text:p text:style-name="P185">Po 150m dochodzisz do skrzyżowania, idź w prawo.</text:p>
        </text:list-item>
        <text:list-item>
          <text:p text:style-name="P186">Po 700 m dochodzisz do skrzyżowania. Idź w lewo.</text:p>
        </text:list-item>
        <text:list-item>
          <text:p text:style-name="P187">Po 500m odejście drogi w prawo (pierwszy skręt w prawo jest w drogę między domkami, nie wchodź w nią). <text:s/></text:p>
        </text:list-item>
        <text:list-item>
          <text:p text:style-name="P188">Idź tą drogą przez około 2700m aż do mostku (koniec Żółwina, początek Książenic).</text:p>
        </text:list-item>
      </text:list>
      <text:soft-page-break/>
      <text:h text:style-name="P189" text:outline-level="2"><text:span text:style-name="T190">†<text:s/></text:span>STACJA VIII – MOSTEK (24 km) <text:s/></text:h>
      <text:list text:style-name="LFO10" text:continue-numbering="true">
        <text:list-item>
          <text:p text:style-name="P191">Za mostkiem w prawo w ulicę Kąkolową, należy zaraz odbić w kolejne ścieżki w prawo. Tak, by dotrzeć do ścieżki wzdłuż strumyka. <text:s/></text:p>
        </text:list-item>
        <text:list-item>
          <text:p text:style-name="P192">Jak dojdziesz do strumyka, skręć w lewo i idź około 200m. Po prawej będzie wydeptane dojście do strumyka oraz mostek. Przejdź przez ten mostek i idź w lewo wzdłuż kanału. <text:s/></text:p>
        </text:list-item>
        <text:list-item>
          <text:p text:style-name="P193">Idź cały czas aż dojdziesz do rozwidlenia z szerszą drogą (około 600 m). Skręć w prawo, Po 150m w lewo, idź wzdłuż linii lasku. <text:s/></text:p>
        </text:list-item>
        <text:list-item>
          <text:p text:style-name="P194">Idź cały czas prosto – około 500m. Aż do końca ścieżki (pomiń ścieżkę, która odbija w prawo za laskiem). Skręć w prawo (ciągle droga gruntowa). Zaczynają się zabudowania <text:s/></text:p>
        </text:list-item>
        <text:list-item>
          <text:p text:style-name="P195">Idziesz ulicą Zachodnią, zaraz dochodzisz do główniejszej drogi (Nadarzyńskiej), skręć w prawo. Droga zakręca ostro w prawo, potem w lewo. Po lewej masz pałacyk w Żółwinie. <text:s/></text:p>
        </text:list-item>
        <text:list-item>
          <text:p text:style-name="P196">Po lewej Ochotnicza straż pożarna, sklep. Skręć w lewo w Kasztanową. <text:s/></text:p>
        </text:list-item>
        <text:list-item>
          <text:p text:style-name="P197">Za 230m po prawej kapliczka. <text:s text:c="2"/></text:p>
        </text:list-item>
      </text:list>
      <text:h text:style-name="P198" text:outline-level="2"><text:span text:style-name="T199">†<text:s/></text:span>STACJA IX – KAPLICZKA (27.4 km) <text:s/></text:h>
      <text:p text:style-name="P200"><text:span text:style-name="T201">49.<text:s/></text:span>Idź cały czas prosto. Kasztanowa zamienia się w Jana Pawła. Za około 1400m po prawej Kościół Świętego Krzysztofa w Podkowie Leśnej. <text:s text:c="2"/></text:p>
      <text:h text:style-name="P202" text:outline-level="2"><text:span text:style-name="T203">†<text:s/></text:span>STACJA X – KOŚCIÓŁ ŚWIĘTEGO KRZYSZTOFA W PODKOWIE LEŚNEJ (28.8 km) <text:s/></text:h>
      <text:list text:style-name="LFO11" text:continue-numbering="true">
        <text:list-item>
          <text:p text:style-name="P204">Za 50m od Kościoła w prawo w Akacjową. Pierwszą w lewo (po 800m, Wschodnia). <text:s/></text:p>
        </text:list-item>
      </text:list>
      <text:p text:style-name="P205">Za 50m Stacja WKD. <text:s/></text:p>
      <text:list text:style-name="LFO11" text:continue-numbering="true">
        <text:list-item>
          <text:p text:style-name="P206">Idź w prawo, cały czas drogą/ścieżką po prawej stronie torów.</text:p>
        </text:list-item>
        <text:list-item>
          <text:p text:style-name="P207">Dochodzisz do przejścia przez tory. Przejdź na drugą stronę, idź Przejazdową 350m.</text:p>
        </text:list-item>
      </text:list>
      <text:p text:style-name="P208">Droga skręca pod kątem 90 stopni w prawo i zamienia się w Wiejską. <text:s/></text:p>
      <text:list text:style-name="LFO11" text:continue-numbering="true">
        <text:list-item>
          <text:p text:style-name="P209">Za 350 m, po lewej stronie kapliczka. <text:s text:c="2"/></text:p>
        </text:list-item>
      </text:list>
      <text:h text:style-name="P210" text:outline-level="2"><text:span text:style-name="T211">†<text:s/></text:span>STACJA XI – KAPLICZKA (31.3 km) <text:s/></text:h>
      <text:list text:style-name="LFO12" text:continue-numbering="true">
        <text:list-item>
          <text:p text:style-name="P212">Skręć w lewo, w drogę przed kapliczką. Dochodzisz do głównej drogi, idź w lewo, na przejście dla pieszych <text:s/></text:p>
        </text:list-item>
        <text:list-item>
          <text:p text:style-name="P213">Za przejściem w lewo, za 100 m w prawo w Pszczelińską <text:s/></text:p>
        </text:list-item>
        <text:list-item>
          <text:p text:style-name="P214">Po 600 w prawo w Torfową. Idź torfową cały czas prosto, na horyzoncie będzie widać komin po niedoszłej elektrowni. Torfowa w pewnym momencie gwałtownie skręca w prawo. <text:s text:c="2"/></text:p>
        </text:list-item>
      </text:list>
      <text:h text:style-name="P215" text:outline-level="2"><text:span text:style-name="T216">†<text:s/></text:span>STACJA XII – ŚRODEK POLA (33.8 km) <text:s/></text:h>
      <text:list text:style-name="LFO13" text:continue-numbering="true">
        <text:list-item>
          <text:p text:style-name="P217">Idź, jak prowadzi wyjeżdżona droga - w prawo. Przechodzisz przez mostek, po prawej jednostka wojskowa. <text:s/></text:p>
        </text:list-item>
        <text:list-item>
          <text:p text:style-name="P218">Dochodzisz do zabudowań, idź prosto. Za 300m rondo. Idź w prawo, po prawej będzie jednostka wojskowa. <text:s/></text:p>
        </text:list-item>
        <text:list-item>
          <text:p text:style-name="P219">Cały czas prosto ulicą Przyszłości. Dochodzisz do rozkopanego Wojska Polskiego.</text:p>
        </text:list-item>
        <text:list-item>
          <text:p text:style-name="P220">Skręć w lewo, idź wzdłuż drogi aż do przejścia dla pieszych.</text:p>
        </text:list-item>
        <text:list-item>
          <text:p text:style-name="P221">Przejdź przez parking przy Lidlu i skręć w lewo.</text:p>
        </text:list-item>
        <text:list-item>
          <text:p text:style-name="P222">Idź prosto, przechodzisz przez ulicę Lalki, dochodzisz do ulicy Wokulskiego (około 130m od Lidla). Skręć w prawo.</text:p>
        </text:list-item>
        <text:list-item>
          <text:p text:style-name="P223">Następnie w lewo, w ulicę Pani Latter. Idź nią do końca (180m). Skręć w lewo.</text:p>
        </text:list-item>
        <text:list-item>
          <text:p text:style-name="P224">Po lewej będzie Parafia Matki Boskiej Nieustającej Pomocy. <text:s text:c="2"/></text:p>
        </text:list-item>
      </text:list>
      <text:h text:style-name="P225" text:outline-level="2"><text:span text:style-name="T226">†<text:s/></text:span>STACJA XIII – PARAFIA MATKI BOSKIEJ NIEUSTAJĄCEJ POMOCY (37.6 km) <text:s/></text:h>
      <text:list text:style-name="LFO14" text:continue-numbering="true">
        <text:list-item>
          <text:p text:style-name="P227">Dochodzisz do główniejszej drogi. Przejdź przez tory, skręć w lewo i idź</text:p>
        </text:list-item>
      </text:list>
      <text:p text:style-name="P228">70m wzdłuż cmentarza, a potem w pierwszą w prawo (1 sierpnia) <text:s/></text:p>
      <text:list text:style-name="LFO14" text:continue-numbering="true">
        <text:list-item>
          <text:p text:style-name="P229">Idź cały czas mając cmentarz po prawej stronie. <text:s text:c="2"/></text:p>
        </text:list-item>
        <text:list-item>
          <text:p text:style-name="P230">Dochodzisz do końca drogi, przed Tobą hala fabryki. Skręć w prawo. Skręć w lewo w ulicę przed Biedronką. <text:s/></text:p>
        </text:list-item>
        <text:list-item>
          <text:p text:style-name="P231">Idź prosto. Po prawej Biedronka i mała fabryka. Gdy dojdziesz do kolejnej drogi przejdź na drugą stronę i idź prosto. Po prawej parkan od targu. Gdy droga się skończy w prawo, a potem od razu w lewo.</text:p>
        </text:list-item>
        <text:list-item>
          <text:p text:style-name="P232">Dochodzisz do świateł, przejdź na drugą stronę. <text:s/></text:p>
        </text:list-item>
        <text:list-item>
          <text:p text:style-name="P233">Dochodzisz z powrotem do Parafii Świętego Kazimierza. <text:s/></text:p>
        </text:list-item>
      </text:list>
      <text:h text:style-name="P234" text:outline-level="2"><text:span text:style-name="T235">†<text:s/></text:span>STACJA XIV – PARAFIA ŚWIĘTEGO KAZIMIERZA (39.6 km) <text:s/></text:h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margin-bottom="0.2277in" fo:margin-right="0.3069in"/>
      <style:text-properties style:font-name="Tahoma" style:font-name-asian="Tahoma" style:font-name-complex="Tahoma" fo:font-weight="bold" style:font-weight-asian="bold" fo:color="#000000" fo:font-size="24pt" style:font-size-asian="24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margin-bottom="0in" fo:line-height="100%"/>
      <style:text-properties style:font-name="Tahoma" style:font-name-asian="Tahoma" style:font-name-complex="Tahoma" fo:font-weight="bold" style:font-weight-asian="bold" fo:color="#000000" fo:font-size="14pt" style:font-size-asian="14pt" fo:hyphenate="false"/>
    </style:style>
    <style:style style:name="Normalny" style:display-name="Normalny" style:family="paragraph">
      <style:paragraph-properties style:vertical-align="top" fo:margin-bottom="0in" fo:line-height="100%"/>
      <style:text-properties style:font-name="Tahoma" style:font-name-asian="Tahoma" style:font-name-complex="Tahoma" fo:color="#000000" fo:font-size="12pt" style:font-size-asian="12pt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Nagłówek2Znak" style:display-name="Nagłówek 2 Znak" style:family="text">
      <style:text-properties style:font-name="Tahoma" style:font-name-asian="Tahoma" style:font-name-complex="Tahoma" fo:font-weight="bold" style:font-weight-asian="bold" fo:color="#000000" fo:font-size="14pt" style:font-size-asian="14pt"/>
    </style:style>
    <style:style style:name="Nagłówek1Znak" style:display-name="Nagłówek 1 Znak" style:family="text">
      <style:text-properties style:font-name="Tahoma" style:font-name-asian="Tahoma" style:font-name-complex="Tahoma" fo:font-weight="bold" style:font-weight-asian="bold" fo:color="#000000" fo:font-size="24pt" style:font-size-asian="24pt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97in" fo:margin-bottom="0.5138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91in"/>
      </style:header-style>
      <style:footer-style>
        <style:header-footer-properties style:dynamic-spacing="true" fo:min-height="1.2652in"/>
      </style:footer-style>
    </style:page-layout>
    <style:style style:name="P2" style:parent-style-name="Normalny" style:family="paragraph">
      <style:paragraph-properties fo:line-height="104%" fo:margin-left="-0.7597in" fo:margin-right="-0.402in">
        <style:tab-stops/>
      </style:paragraph-properties>
    </style:style>
    <style:style style:name="P3" style:parent-style-name="Normalny" style:family="paragraph">
      <style:paragraph-properties fo:line-height="104%">
        <style:tab-stops>
          <style:tab-stop style:type="center" style:position="2.8666in"/>
        </style:tab-stops>
      </style:paragraph-properties>
    </style:style>
    <style:style style:name="T4" style:parent-style-name="Domyślnaczcionkaakapitu" style:family="text">
      <style:text-properties style:font-name-asian="Calibri" fo:font-size="10pt" style:font-size-asian="10pt" style:font-size-complex="10pt"/>
    </style:style>
    <style:style style:name="T5" style:parent-style-name="Domyślnaczcionkaakapitu" style:family="text">
      <style:text-properties style:font-name-asian="Calibri" fo:font-size="10pt" style:font-size-asian="10pt" style:font-size-complex="10pt"/>
    </style:style>
    <style:style style:name="T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7" style:parent-style-name="Domyślnaczcionkaakapitu" style:family="text">
      <style:text-properties style:font-name-asian="Calibri" fo:font-size="10pt" style:font-size-asian="10pt" style:font-size-complex="10pt"/>
    </style:style>
    <style:style style:name="T8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0" style:parent-style-name="Domyślnaczcionkaakapitu" style:family="text">
      <style:text-properties style:font-name-asian="Calibri" fo:font-size="10pt" style:font-size-asian="10pt" style:font-size-complex="10pt"/>
    </style:style>
    <style:style style:name="T11" style:parent-style-name="Domyślnaczcionkaakapitu" style:family="text">
      <style:text-properties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916in" fo:margin-left="0.7763in" fo:margin-bottom="0.5138in" fo:margin-right="0.7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4in"/>
      </style:header-style>
      <style:footer-style>
        <style:header-footer-properties style:dynamic-spacing="true" fo:min-height="0.3937in"/>
      </style:footer-style>
    </style:page-layout>
    <style:style style:name="P119" style:parent-style-name="Normalny" style:family="paragraph">
      <style:paragraph-properties fo:margin-bottom="0.2347in" fo:line-height="104%" fo:margin-left="-0.7763in">
        <style:tab-stops/>
      </style:paragraph-properties>
    </style:style>
    <style:style style:name="P120" style:parent-style-name="Normalny" style:family="paragraph">
      <style:paragraph-properties fo:line-height="104%" fo:margin-left="-0.0069in">
        <style:tab-stops>
          <style:tab-stop style:type="center" style:position="2.8569in"/>
        </style:tab-stops>
      </style:paragraph-properties>
    </style:style>
    <style:style style:name="T121" style:parent-style-name="Domyślnaczcionkaakapitu" style:family="text">
      <style:text-properties style:font-name-asian="Calibri" fo:font-size="10pt" style:font-size-asian="10pt" style:font-size-complex="10pt"/>
    </style:style>
    <style:style style:name="T122" style:parent-style-name="Domyślnaczcionkaakapitu" style:family="text">
      <style:text-properties style:font-name-asian="Calibri" fo:font-size="10pt" style:font-size-asian="10pt" style:font-size-complex="10pt"/>
    </style:style>
    <style:style style:name="T123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4" style:parent-style-name="Domyślnaczcionkaakapitu" style:family="text">
      <style:text-properties style:font-name-asian="Calibri" fo:font-size="10pt" style:font-size-asian="10pt" style:font-size-complex="10pt"/>
    </style:style>
    <style:style style:name="T125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7" style:parent-style-name="Domyślnaczcionkaakapitu" style:family="text">
      <style:text-properties style:font-name-asian="Calibri" fo:font-size="10pt" style:font-size-asian="10pt" style:font-size-complex="10pt"/>
    </style:style>
    <style:style style:name="T128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2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text:s/><text:tab/></text:p>
      </style:header>
      <style:footer>
        <text:p text:style-name="P3"><text:span text:style-name="T4">rejon Pruszków <text:s/></text:span><text:span text:style-name="T5"><text:tab/>strona<text:s/></text:span><text:span text:style-name="T6"><text:page-number text:fixed="false">3</text:page-number></text:span><text:span text:style-name="T7"><text:s/>z<text:s/></text:span><text:span text:style-name="T8"><text:page-count>7</text:page-count></text:span><text:span text:style-name="T9"><text:s/></text:span><text:span text:style-name="T10">trasa Biała Świętego Kazimierza</text:span><text:span text:style-name="T11"><text:s text:c="2"/></text:span></text:p>
      </style:footer>
    </style:master-page>
    <style:master-page style:name="MP1" style:page-layout-name="PL1">
      <style:header>
        <text:p text:style-name="P119"><draw:frame draw:z-index="251661312" draw:style-name="a1" draw:name="Picture 35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footer>
        <text:p text:style-name="P120"><text:span text:style-name="T121">rejon Pruszków <text:s/></text:span><text:span text:style-name="T122"><text:tab/>strona<text:s/></text:span><text:span text:style-name="T123"><text:page-number text:fixed="false">7</text:page-number></text:span><text:span text:style-name="T124"><text:s/>z<text:s/></text:span><text:span text:style-name="T125"><text:page-count>7</text:page-count></text:span><text:span text:style-name="T126"><text:s/></text:span><text:span text:style-name="T127">trasa Biała Świętego Kazimierza</text:span><text:span text:style-name="T128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awel Rawicki</meta:initial-creator>
    <dc:creator>PAWEL RAWICKI</dc:creator>
    <meta:creation-date>2024-02-18T15:57:00Z</meta:creation-date>
    <dc:date>2024-02-25T21:24:00Z</dc:date>
    <meta:print-date>2024-02-18T17:41:00Z</meta:print-date>
    <meta:template xlink:href="Normal.dotm" xlink:type="simple"/>
    <meta:editing-cycles>22</meta:editing-cycles>
    <meta:editing-duration>PT53160S</meta:editing-duration>
    <meta:document-statistic meta:page-count="7" meta:paragraph-count="22" meta:word-count="1623" meta:character-count="11340" meta:row-count="81" meta:non-whitespace-character-count="9739"/>
  </office:meta>
</office:document-meta>
</file>